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8884" officeooo:paragraph-rsid="00058884"/>
    </style:style>
    <style:style style:name="P2" style:family="paragraph" style:parent-style-name="Standard">
      <style:paragraph-properties fo:text-align="center" style:justify-single-word="false"/>
      <style:text-properties officeooo:rsid="00058884" officeooo:paragraph-rsid="00058884"/>
    </style:style>
    <style:style style:name="P3" style:family="paragraph" style:parent-style-name="Standard">
      <style:text-properties officeooo:rsid="0005ccf3" officeooo:paragraph-rsid="0005ccf3"/>
    </style:style>
    <style:style style:name="P4" style:family="paragraph" style:parent-style-name="Standard">
      <style:text-properties officeooo:rsid="0005ccf3" officeooo:paragraph-rsid="0006f00f"/>
    </style:style>
    <style:style style:name="P5" style:family="paragraph" style:parent-style-name="Standard">
      <style:text-properties officeooo:rsid="0006f585" officeooo:paragraph-rsid="0006f585"/>
    </style:style>
    <style:style style:name="P6" style:family="paragraph" style:parent-style-name="Standard">
      <style:text-properties officeooo:rsid="0008dfcf" officeooo:paragraph-rsid="000a80de"/>
    </style:style>
    <style:style style:name="P7" style:family="paragraph" style:parent-style-name="Standard">
      <style:text-properties officeooo:rsid="000a80de" officeooo:paragraph-rsid="000a80de"/>
    </style:style>
    <style:style style:name="P8" style:family="paragraph" style:parent-style-name="Standard">
      <style:text-properties officeooo:rsid="000bf9de" officeooo:paragraph-rsid="000bf9de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5ccf3"/>
    </style:style>
    <style:style style:name="T2" style:family="text">
      <style:text-properties officeooo:rsid="0006f00f"/>
    </style:style>
    <style:style style:name="T3" style:family="text">
      <style:text-properties officeooo:rsid="0008dfcf"/>
    </style:style>
    <style:style style:name="T4" style:family="text">
      <style:text-properties officeooo:rsid="000bf9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945in" fo:min-width="0.19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752in" fo:min-width="0.1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Whole Universe as State</text:p>
      <text:p text:style-name="P2">by Sven Nilsen, 2020</text:p>
      <text:p text:style-name="P1"/>
      <text:p text:style-name="P1">Usually in physics, one is thinking about phenomena in a part of the universe. Under an extreme observer selection effect, this is problematic, because it is not easy to draw a boundary between systems affected by the selection effect and <text:span text:style-name="T1">systems that are not. Fortunately, when the effect is extreme enough, one can make a great simplification: Consider the whole universe as a state.</text:span></text:p>
      <text:p text:style-name="P1"/>
      <text:p text:style-name="P4">The entire universe might be thought of as a particle moving through a space. This space is different than a normal space, because the space of the universe itself is part of the state. Instead, the space might be abstractly thought of as <text:span text:style-name="T2">consisting of</text:span> change<text:span text:style-name="T2">s</text:span> in the internal relations of the universe.</text:p>
      <text:p text:style-name="P4"/>
      <text:p text:style-name="P5">In two identical universes, the same events have the same probability of happening. To a lesser degree, similar events in similar universes have similar probabilities of happening. However, to an observer, two events might look very similar, but <text:span text:style-name="T3">the probability that one event happens from the other can be extremely low. On the other hand, large changes taking place in a short time can make two universes look very different. This means that our intuition about similarity among universes is not robust. The correct intuition is directional: Similar universes have often similar events, but similar events does not imply similar universes.</text:span></text:p>
      <text:p text:style-name="P5"/>
      <text:p text:style-name="P6">Therefore, it is a good idea to forget how universes look like inside and only define similarity in terms of probabilistic changes.</text:p>
      <text:p text:style-name="P6"/>
      <text:p text:style-name="P7">Another intuition that is misleading is how people think about time. In a space, you would imagine how long time a particle needs to travel from A to B. However, since the positions of a single particle is irrelevant when thinking about whole universes, it also means that time is not relevant in the same sense.</text:p>
      <text:p text:style-name="P7"/>
      <text:p text:style-name="P7">Is it possible to forget time and only reason about observer selection effects when universes are separated by probabilities?</text:p>
      <text:p text:style-name="P4"/>
      <text:p text:style-name="P7">For example, using this definition, there is a probability `1` of moving from A to B:</text:p>
      <text:p text:style-name="P3"/>
      <text:p text:style-name="P3"><draw:custom-shape text:anchor-type="paragraph" draw:z-index="0" draw:name="Shape1" draw:style-name="gr1" draw:text-style-name="P9" svg:width="0.274in" svg:height="0.274in" svg:x="1.7673in" svg:y="0.2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9" svg:width="0.274in" svg:height="0.274in" svg:x="3.4083in" svg:y="0.2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draw:text-style-name="P9" svg:width="0.274in" svg:height="0.274in" svg:x="2.6209in" svg:y="1.0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9" svg:width="0.274in" svg:height="0.274in" svg:x="4.1374in" svg:y="1.0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3" draw:text-style-name="P10" svg:x1="2.0827in" svg:y1="0.3929in" svg:x2="3.3256in" svg:y2="0.3929in"><text:p/></draw:line><draw:line text:anchor-type="paragraph" draw:z-index="5" draw:name="Shape2" draw:style-name="gr3" draw:text-style-name="P10" svg:x1="2.0409in" svg:y1="0.5508in" svg:x2="2.6209in" svg:y2="1.0815in"><text:p/></draw:line><draw:line text:anchor-type="paragraph" draw:z-index="6" draw:name="Shape2" draw:style-name="gr3" draw:text-style-name="P10" svg:x1="2.8945in" svg:y1="1.0811in" svg:x2="3.4083in" svg:y2="0.5339in"><text:p/></draw:line><draw:line text:anchor-type="paragraph" draw:z-index="7" draw:name="Shape2" draw:style-name="gr3" draw:text-style-name="P10" svg:x1="2.9362in" svg:y1="1.2382in" svg:x2="4.0799in" svg:y2="1.2299in"><text:p/></draw:line><draw:line text:anchor-type="paragraph" draw:z-index="8" draw:name="Shape2" draw:style-name="gr3" draw:text-style-name="P10" svg:x1="3.6819in" svg:y1="0.5339in" svg:x2="4.1374in" svg:y2="1.0811in"><text:p/></draw:line><draw:frame text:anchor-type="paragraph" draw:z-index="9" draw:name="Shape3" draw:style-name="gr4" draw:text-style-name="P11" svg:width="0.3232in" svg:height="0.1925in" svg:x="2.4882in" svg:y="0.1598in"><draw:text-box><text:p>0.2</text:p></draw:text-box></draw:frame><draw:frame text:anchor-type="paragraph" draw:z-index="10" draw:name="Shape4" draw:style-name="gr5" draw:text-style-name="P11" svg:width="0.298in" svg:height="0.2323in" svg:x="2.0409in" svg:y="0.7811in"><draw:text-box><text:p>0.8</text:p></draw:text-box></draw:frame><draw:frame text:anchor-type="paragraph" draw:z-index="11" draw:name="Shape5" draw:style-name="gr6" draw:text-style-name="P11" svg:width="0.2906in" svg:height="0.2413in" svg:x="2.8945in" svg:y="0.6311in"><draw:text-box><text:p>0.6</text:p></draw:text-box></draw:frame><draw:frame text:anchor-type="paragraph" draw:z-index="12" draw:name="Shape6" draw:style-name="gr5" draw:text-style-name="P11" svg:width="0.3567in" svg:height="0.2323in" svg:x="3.2098in" svg:y="1.2953in"><draw:text-box><text:p>0.4</text:p></draw:text-box></draw:frame><draw:frame text:anchor-type="paragraph" draw:z-index="13" draw:name="Shape7" draw:style-name="gr7" draw:text-style-name="P11" svg:width="0.3815in" svg:height="0.2823in" svg:x="3.939in" svg:y="0.5339in"><draw:text-box><text:p>1.0</text:p></draw:text-box></draw:frame><draw:frame text:anchor-type="paragraph" draw:z-index="14" draw:name="Shape8" draw:style-name="gr7" draw:text-style-name="P11" svg:width="0.2657in" svg:height="0.2823in" svg:x="1.5437in" svg:y="0.5508in"><draw:text-box><text:p>A</text:p></draw:text-box></draw:frame><draw:frame text:anchor-type="paragraph" draw:z-index="15" draw:name="Shape9" draw:style-name="gr8" draw:text-style-name="P11" svg:width="0.4976in" svg:height="0.3398in" svg:x="4.5028in" svg:y="1.0646in"><draw:text-box><text:p>B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When forgetting about time, A and B would be very similar, except for the fact that B can not turn into A, since arrows are pointing toward B, but A can turn into B. <text:span text:style-name="T4">This leads to inconsistency.</text:span></text:p>
      <text:p text:style-name="P7"/>
      <text:p text:style-name="P8">Therefore, it is not possible to ignore time, which must be modeled in addition to probabil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7:33:47.761492000</meta:creation-date>
    <dc:date>2020-10-20T18:42:53.396359000</dc:date>
    <meta:editing-duration>PT6M43S</meta:editing-duration>
    <meta:editing-cycles>1</meta:editing-cycles>
    <meta:document-statistic meta:table-count="0" meta:image-count="0" meta:object-count="0" meta:page-count="1" meta:paragraph-count="11" meta:word-count="394" meta:character-count="2320" meta:non-whitespace-character-count="1937"/>
    <meta:generator>LibreOffice/5.1.2.2$MacOSX_X86_64 LibreOffice_project/d3bf12ecb743fc0d20e0be0c58ca359301eb705f</meta:generator>
  </office:meta>
</office:document-meta>
</file>